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PT Mono" svg:font-family="'PT Mono'" style:font-pitch="variable"/>
    <style:font-face style:name="essEa" svg:font-family="essEa" style:font-pitch="variable"/>
    <style:font-face style:name="essiah" svg:font-family="essiah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7875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1.1236in"/>
    </style:style>
    <style:style style:name="Table4.D" style:family="table-column">
      <style:table-column-properties style:column-width="1.416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4.711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391in"/>
    </style:style>
    <style:style style:name="Table5.K" style:family="table-column">
      <style:table-column-properties style:column-width="0.4007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F1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.K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2833in" table:align="left" style:writing-mode="lr-tb"/>
    </style:style>
    <style:style style:name="Table1.A" style:family="table-column">
      <style:table-column-properties style:column-width="0.9368in"/>
    </style:style>
    <style:style style:name="Table1.B" style:family="table-column">
      <style:table-column-properties style:column-width="0.9056in"/>
    </style:style>
    <style:style style:name="Table1.C" style:family="table-column">
      <style:table-column-properties style:column-width="1.441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5.5514in" table:align="left" style:writing-mode="lr-tb"/>
    </style:style>
    <style:style style:name="Table2.A" style:family="table-column">
      <style:table-column-properties style:column-width="0.8in"/>
    </style:style>
    <style:style style:name="Table2.B" style:family="table-column">
      <style:table-column-properties style:column-width="0.784in"/>
    </style:style>
    <style:style style:name="Table2.F" style:family="table-column">
      <style:table-column-properties style:column-width="0.7674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.G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3" style:family="paragraph" style:parent-style-name="normal">
      <style:text-properties style:font-name="Bodoni 72" fo:font-size="12pt" style:font-size-asian="12pt" style:font-size-complex="12pt"/>
    </style:style>
    <style:style style:name="P4" style:family="paragraph" style:parent-style-name="normal">
      <style:text-properties style:font-name="Bodoni 72" style:text-underline-style="none"/>
    </style:style>
    <style:style style:name="P5" style:family="paragraph" style:parent-style-name="normal">
      <style:text-properties style:font-name="Bodoni 72" fo:font-size="14pt" style:text-underline-style="none" style:font-size-asian="14pt" style:font-size-complex="14pt"/>
    </style:style>
    <style:style style:name="P6" style:family="paragraph" style:parent-style-name="normal">
      <style:text-properties style:font-name="Bodoni 72" fo:font-size="14pt" style:text-underline-style="none" style:font-name-asian="essiah2" style:font-size-asian="14pt" style:font-name-complex="essiah2" style:font-size-complex="14pt"/>
    </style:style>
    <style:style style:name="P7" style:family="paragraph" style:parent-style-name="normal">
      <style:text-properties style:font-name="Bodoni 72" fo:font-size="14pt" style:text-underline-style="none" style:font-name-asian="Verdana1" style:font-size-asian="14pt" style:font-name-complex="Verdana1" style:font-size-complex="14pt"/>
    </style:style>
    <style:style style:name="P8" style:family="paragraph" style:parent-style-name="normal">
      <style:text-properties style:font-name="Bodoni 72" fo:font-size="14pt" style:text-underline-style="none" style:font-name-asian="eXsE1" style:font-size-asian="14pt" style:font-name-complex="eXsE1" style:font-size-complex="14pt"/>
    </style:style>
    <style:style style:name="P9" style:family="paragraph" style:parent-style-name="normal">
      <style:text-properties style:font-name="Bodoni 72" fo:font-size="14pt" style:font-size-asian="14pt" style:font-size-complex="14pt"/>
    </style:style>
    <style:style style:name="P10" style:family="paragraph" style:parent-style-name="normal">
      <style:text-properties style:font-name="Bodoni 72" fo:font-size="14pt" style:font-name-asian="essiah2" style:font-size-asian="14pt" style:font-name-complex="essiah2" style:font-size-complex="14pt"/>
    </style:style>
    <style:style style:name="P11" style:family="paragraph" style:parent-style-name="normal">
      <style:text-properties style:font-name="Bodoni 72" fo:font-size="14pt" style:font-name-asian="Verdana1" style:font-size-asian="14pt" style:font-name-complex="Verdana1" style:font-size-complex="14pt"/>
    </style:style>
    <style:style style:name="P12" style:family="paragraph" style:parent-style-name="normal">
      <style:text-properties fo:font-size="14pt" style:font-size-asian="14pt" style:font-size-complex="14pt"/>
    </style:style>
    <style:style style:name="P13" style:family="paragraph" style:parent-style-name="normal">
      <style:text-properties style:font-name="Essiah" fo:font-size="14pt" style:font-size-asian="14pt" style:font-size-complex="14pt"/>
    </style:style>
    <style:style style:name="P14" style:family="paragraph" style:parent-style-name="normal">
      <style:paragraph-properties fo:text-align="center" style:justify-single-word="false"/>
      <style:text-properties style:font-name="PT Mono" fo:font-size="14pt" style:text-underline-style="none" fo:font-weight="bold" style:font-size-asian="14pt" style:font-weight-asian="bold" style:font-size-complex="14pt" style:font-weight-complex="bold"/>
    </style:style>
    <style:style style:name="P15" style:family="paragraph" style:parent-style-name="normal">
      <style:paragraph-properties fo:text-align="center" style:justify-single-word="false"/>
      <style:text-properties style:font-name="PT Mono" fo:font-size="14pt" style:text-underline-style="none" style:font-size-asian="14pt" style:font-size-complex="14pt"/>
    </style:style>
    <style:style style:name="P16" style:family="paragraph" style:parent-style-name="normal">
      <style:paragraph-properties fo:text-align="start" style:justify-single-word="false"/>
      <style:text-properties fo:color="#000000" style:font-name="essEa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17" style:family="paragraph" style:parent-style-name="normal">
      <style:text-properties fo:color="#000000" style:font-name="essEa" fo:font-size="14pt" style:text-underline-style="none" style:font-name-asian="essiah2" style:font-size-asian="14pt" style:font-name-complex="essiah2" style:font-size-complex="14pt"/>
    </style:style>
    <style:style style:name="P18" style:family="paragraph" style:parent-style-name="normal">
      <style:paragraph-properties fo:text-align="start" style:justify-single-word="false"/>
      <style:text-properties fo:color="#000000" style:font-name="essiah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19" style:family="paragraph" style:parent-style-name="normal">
      <style:text-properties style:font-name="essEa" fo:font-size="14pt" style:text-underline-style="none" style:font-size-asian="14pt" style:font-size-complex="14pt"/>
    </style:style>
    <style:style style:name="P20" style:family="paragraph" style:parent-style-name="normal">
      <style:text-properties style:font-name="essEa" fo:font-size="14pt" style:text-underline-style="none" style:font-name-asian="essiah2" style:font-size-asian="14pt" style:font-name-complex="essiah2" style:font-size-complex="14pt"/>
    </style:style>
    <style:style style:name="P21" style:family="paragraph" style:parent-style-name="normal">
      <style:text-properties style:font-name="essEa" fo:font-size="14pt" style:font-name-asian="essiah2" style:font-size-asian="14pt" style:font-name-complex="essiah2" style:font-size-complex="14pt"/>
    </style:style>
    <style:style style:name="P22" style:family="paragraph" style:parent-style-name="normal">
      <style:text-properties style:font-name="essEa" fo:font-size="14pt" style:font-size-asian="14pt" style:font-size-complex="14pt"/>
    </style:style>
    <style:style style:name="P23" style:family="paragraph" style:parent-style-name="normal">
      <style:paragraph-properties fo:text-align="center" style:justify-single-word="false" fo:orphans="0" fo:widows="0" style:vertical-align="middle"/>
      <style:text-properties style:font-name="essEa" fo:font-size="14pt" style:font-size-asian="14pt" style:font-size-complex="14pt"/>
    </style:style>
    <style:style style:name="P24" style:family="paragraph" style:parent-style-name="normal">
      <style:text-properties style:font-name="essEa" style:text-underline-style="none"/>
    </style:style>
    <style:style style:name="P25" style:family="paragraph" style:parent-style-name="normal">
      <style:paragraph-properties fo:text-align="center" style:justify-single-word="false"/>
      <style:text-properties style:font-name="essEa" fo:font-size="12pt" style:text-underline-style="none" fo:font-weight="bold" style:font-size-asian="12pt" style:font-weight-asian="bold" style:font-size-complex="12pt" style:font-weight-complex="bold"/>
    </style:style>
    <style:style style:name="P26" style:family="paragraph" style:parent-style-name="normal">
      <style:paragraph-properties fo:text-align="center" style:justify-single-word="false"/>
      <style:text-properties style:font-name="essEa" fo:font-size="12pt" style:text-underline-style="none" style:font-size-asian="12pt" style:font-size-complex="12pt"/>
    </style:style>
    <style:style style:name="P27" style:family="paragraph" style:parent-style-name="normal">
      <style:text-properties fo:font-variant="normal" fo:text-transform="none" fo:color="#000000" style:font-name="DejaVu Sans Mono" fo:font-size="16pt" fo:letter-spacing="normal" fo:font-style="normal" fo:font-weight="bold" fo:background-color="#ffffff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28" style:family="paragraph" style:parent-style-name="normal">
      <style:text-properties style:font-name="DejaVu Sans Mono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essiah1" fo:font-size="18pt" fo:font-weight="normal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4pt" style:text-underline-style="none" fo:font-weight="normal" style:letter-kerning="true" style:font-name-asian="Droid Sans Fallback" style:font-size-asian="14pt" style:language-asian="zh" style:country-asian="CN" style:font-weight-asian="normal" style:font-name-complex="Droid Sans Devanagari" style:font-size-complex="14pt" style:language-complex="hi" style:country-complex="IN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4pt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/>
    </style:style>
    <style:style style:name="P33" style:family="paragraph" style:parent-style-name="Standard">
      <style:paragraph-properties fo:text-align="start" style:justify-single-word="false" style:writing-mode="lr-tb"/>
      <style:text-properties style:use-window-font-color="true" style:font-name="essEa" fo:font-size="14pt" style:text-underline-style="none" fo:font-weight="normal" style:letter-kerning="true" style:font-name-asian="Droid Sans Fallback" style:font-size-asian="14pt" style:language-asian="zh" style:country-asian="CN" style:font-weight-asian="normal" style:font-name-complex="Droid Sans Devanagari" style:font-size-complex="14pt" style:language-complex="hi" style:country-complex="IN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4pt" fo:font-style="normal" fo:text-shadow="none" style:text-underline-style="none" fo:font-weight="normal" style:font-size-asian="14pt" style:font-style-asian="normal" style:font-weight-asian="normal" style:font-size-complex="14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Ea" fo:font-size="14pt" fo:font-style="normal" fo:text-shadow="none" style:text-underline-style="none" fo:font-weight="normal" style:font-size-asian="14pt" style:font-style-asian="normal" style:font-weight-asian="normal" style:font-size-complex="14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Bodoni 72" fo:font-size="14pt" style:font-size-asian="14pt" style:font-size-complex="14pt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Bodoni 72" fo:font-size="14pt" style:text-underline-style="none" fo:font-weight="normal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Bodoni 72" fo:font-size="14pt" style:text-underline-style="none" style:font-size-asian="14pt" style:font-size-complex="14pt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Bodoni 72" fo:font-size="14pt" fo:font-weight="normal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DejaVu Sans1" fo:font-size="14pt" style:text-underline-style="none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essEa" fo:font-size="14pt" style:text-underline-style="none" fo:font-weight="normal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essEa" fo:font-size="14pt" style:font-size-asian="14pt" style:font-size-complex="14pt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essEa" fo:font-size="14pt" fo:font-weight="normal" style:font-size-asian="14pt" style:font-weight-asian="normal" style:font-size-complex="14pt" style:font-weight-complex="normal"/>
    </style:style>
    <style:style style:name="P44" style:family="paragraph" style:parent-style-name="Heading_20_1">
      <style:text-properties style:font-name="Bodoni 72"/>
    </style:style>
    <style:style style:name="P45" style:family="paragraph" style:parent-style-name="Heading_20_1">
      <style:text-properties style:font-name="Bodoni 72" style:text-underline-style="none"/>
    </style:style>
    <style:style style:name="P46" style:family="paragraph" style:parent-style-name="Heading_20_1">
      <style:text-properties fo:font-variant="normal" fo:text-transform="none" fo:color="#000000" style:font-name="Bodoni 72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P47" style:family="paragraph" style:parent-style-name="Heading_20_1">
      <style:text-properties fo:font-variant="normal" fo:text-transform="none" fo:color="#000000" style:font-name="Bodoni 72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P4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4pt" fo:font-style="normal" style:text-underline-style="none" fo:font-weight="bold" fo:background-color="transparent" style:font-name-asian="Verdana1" style:font-size-asian="14pt" style:font-style-asian="normal" style:font-weight-asian="bold" style:font-name-complex="Verdana1" style:font-size-complex="14pt" style:font-style-complex="normal" style:font-weight-complex="bold"/>
    </style:style>
    <style:style style:name="P4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4pt" fo:font-style="normal" style:text-underline-style="none" fo:font-weight="normal" fo:background-color="transparent" style:font-name-asian="Verdana1" style:font-size-asian="14pt" style:font-style-asian="normal" style:font-weight-asian="normal" style:font-name-complex="Verdana1" style:font-size-complex="14pt"/>
    </style:style>
    <style:style style:name="P5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4pt" fo:font-style="normal" style:text-underline-style="none" fo:font-weight="normal" fo:background-color="transparent" style:font-name-asian="eXsE1" style:font-size-asian="14pt" style:font-style-asian="normal" style:font-weight-asian="normal" style:font-name-complex="eXsE1" style:font-size-complex="14pt"/>
    </style:style>
    <style:style style:name="P51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Ea" fo:font-size="14pt" fo:font-style="normal" style:text-underline-style="none" fo:font-weight="bold" fo:background-color="transparent" style:font-name-asian="Verdana1" style:font-size-asian="14pt" style:font-style-asian="normal" style:font-weight-asian="bold" style:font-name-complex="Verdana1" style:font-size-complex="14pt" style:font-style-complex="normal" style:font-weight-complex="bold"/>
    </style:style>
    <style:style style:name="P52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Ea" fo:font-size="14pt" fo:font-style="normal" style:text-underline-style="none" fo:font-weight="normal" fo:background-color="transparent" style:font-name-asian="essiah2" style:font-size-asian="14pt" style:font-style-asian="normal" style:font-weight-asian="normal" style:font-name-complex="essiah2" style:font-size-complex="14pt"/>
    </style:style>
    <style:style style:name="P53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Ea" fo:font-size="14pt" fo:font-style="normal" style:text-underline-style="none" fo:font-weight="normal" fo:background-color="transparent" style:font-name-asian="essiah2" style:font-size-asian="14pt" style:font-style-asian="normal" style:font-weight-asian="normal" style:font-name-complex="essiah2" style:font-size-complex="14pt"/>
    </style:style>
    <style:style style:name="P54" style:family="paragraph" style:parent-style-name="Heading_20_2">
      <style:text-properties style:font-name="Bodoni 72"/>
    </style:style>
    <style:style style:name="P55" style:family="paragraph" style:parent-style-name="Heading_20_2">
      <style:text-properties style:font-name="Bodoni 72" fo:font-size="14pt" style:font-name-asian="Verdana1" style:font-size-asian="14pt" style:font-name-complex="Verdana1" style:font-size-complex="14pt"/>
    </style:style>
    <style:style style:name="P56" style:family="paragraph" style:parent-style-name="Heading_20_2">
      <style:text-properties style:font-name="Bodoni 72" fo:font-size="14pt" style:font-size-asian="14pt" style:font-size-complex="14pt"/>
    </style:style>
    <style:style style:name="P57" style:family="paragraph" style:parent-style-name="Heading_20_2">
      <style:text-properties style:font-name="Bodoni 72" fo:font-size="14pt" style:text-underline-style="none" style:font-name-asian="essiah2" style:font-size-asian="14pt" style:font-name-complex="essiah2" style:font-size-complex="14pt"/>
    </style:style>
    <style:style style:name="P58" style:family="paragraph" style:parent-style-name="Standard">
      <style:paragraph-properties fo:text-align="center" style:justify-single-word="false"/>
      <style:text-properties style:font-name="PT Mono" fo:font-size="14pt" fo:font-weight="normal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essEa" fo:font-size="14pt" fo:font-weight="normal" style:font-size-asian="14pt" style:font-weight-asian="normal" style:font-size-complex="14pt" style:font-weight-complex="normal"/>
    </style:style>
    <style:style style:name="P60" style:family="paragraph" style:parent-style-name="Text_20_body">
      <style:text-properties style:font-name="essEa" fo:font-size="16pt" fo:font-weight="bold" style:font-size-asian="16pt" style:font-size-complex="16pt"/>
    </style:style>
    <style:style style:name="P61" style:family="paragraph" style:parent-style-name="normal">
      <style:text-properties style:font-name="essEa" fo:font-size="14pt" style:font-size-asian="14pt" style:font-size-complex="14pt"/>
    </style:style>
    <style:style style:name="P62" style:family="paragraph" style:parent-style-name="normal">
      <style:text-properties style:font-name="Bodoni 72" fo:font-size="14pt" style:font-size-asian="14pt" style:font-size-complex="14pt"/>
    </style:style>
    <style:style style:name="P63" style:family="paragraph" style:parent-style-name="normal">
      <style:text-properties style:font-name="essEa" fo:font-size="14pt" style:font-size-asian="14pt" style:font-size-complex="14pt"/>
    </style:style>
    <style:style style:name="P64" style:family="paragraph" style:parent-style-name="Title" style:master-page-name="Standard">
      <style:paragraph-properties style:page-number="1"/>
      <style:text-properties style:font-name="essEa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" style:family="text">
      <style:text-properties fo:font-size="14pt" style:text-underline-style="none" style:font-name-asian="essiah2" style:font-size-asian="14pt" style:font-name-complex="essiah2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00" style:text-underline-style="none" style:font-name-asian="essiah2" style:font-name-complex="essiah2"/>
    </style:style>
    <style:style style:name="T4" style:family="text">
      <style:text-properties fo:color="#000000" style:text-underline-style="none" style:font-name-asian="essiah2" style:font-name-complex="essiah2" loext:opacity="100%"/>
    </style:style>
    <style:style style:name="T5" style:family="text">
      <style:text-properties fo:font-variant="normal" fo:text-transform="none" fo:color="#000000" fo:letter-spacing="normal" fo:background-color="#ffffff" style:font-name-asian="essiah2" style:font-name-complex="essiah2"/>
    </style:style>
    <style:style style:name="T6" style:family="text">
      <style:text-properties style:font-name-asian="essiah2" style:font-name-complex="essiah2"/>
    </style:style>
    <style:style style:name="T7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8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9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10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11" style:family="text">
      <style:text-properties style:use-window-font-color="tru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style:font-name-asian="essiah2" style:font-name-complex="essiah2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font-name-asian="eXsE1" style:font-name-complex="eXsE1"/>
    </style:style>
    <style:style style:name="T16" style:family="text">
      <style:text-properties style:font-name="Bodoni 72"/>
    </style:style>
    <style:style style:name="T17" style:family="text">
      <style:text-properties style:font-name="essEa"/>
    </style:style>
    <style:style style:name="T18" style:family="text">
      <style:text-properties style:font-name="essEa" style:text-underline-style="none" style:font-name-asian="essiah2" style:font-name-complex="essiah2"/>
    </style:style>
    <style:style style:name="T19" style:family="text">
      <style:text-properties style:font-name="essEa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essEa</text:p>
      <text:p text:style-name="P44">Alphabet</text:p>
      <text:p text:style-name="P16">AEeu aiWo</text:p>
      <text:p text:style-name="P16">fhrw bdgp </text:p>
      <text:p text:style-name="P16">lmnN Hvtk</text:p>
      <text:p text:style-name="P16"><text:s text:c="2"/>zs SZ</text:p>
      <text:p text:style-name="P18"/>
      <text:p text:style-name="P27">e i ɛ u <text:s/>a ɪ ɔ o</text:p>
      <text:p text:style-name="P28">f h r w <text:s/>b d g p </text:p>
      <text:p text:style-name="P28"><text:span text:style-name="T5">l m n ŋ <text:s/>x v </text:span>t k</text:p>
      <text:p text:style-name="P28"><text:s text:c="4"/>z s <text:s/>ʃ ʒ</text:p>
      <text:p text:style-name="P46">Numerals</text:p>
      <text:p text:style-name="P16">0123 4567 89º¡</text:p>
      <text:p text:style-name="P47">Text</text:p>
      <text:p text:style-name="P60">mib wa dAsu ho 75, zewn Hra bukit fep. SE lobe (Ziw) 20 pAd mo. [zervit nusw gAl]. treb {foh kod}. lAz Wek 91. wami, for dus. buzm fAne. wotas hEp do.</text:p>
      <text:p text:style-name="P44">Basics</text:p>
      <text:p text:style-name="P9">The default order is Subject-Verb-Object, but any arrangement is allowed with the use of markers.</text:p>
      <text:p text:style-name="P11"/>
      <text:p text:style-name="P9">The subject and object are optional. When no subject is given, 1st person singular is assomed.</text:p>
      <text:p text:style-name="P11"/>
      <text:p text:style-name="P9">Modifiers follow their target (i.e. "ball large red").</text:p>
      <text:p text:style-name="P6"/>
      <text:p text:style-name="P3"><text:span text:style-name="T1">Markers precede their object (i.e. "for the ball").</text:span><text:span text:style-name="T13"><text:tab/></text:span></text:p>
      <text:p text:style-name="P44">Articles</text:p>
      <text:p text:style-name="P9">Indefinite singular</text:p>
      <text:p text:style-name="P13">-</text:p>
      <text:p text:style-name="P5"/>
      <text:p text:style-name="P5">Indefinite plural</text:p>
      <text:p text:style-name="P19">a</text:p>
      <text:p text:style-name="P9"/>
      <text:p text:style-name="P9">Definite singular</text:p>
      <text:p text:style-name="P21">ta</text:p>
      <text:p text:style-name="P9"/>
      <text:p text:style-name="P9">Definite plural</text:p>
      <text:p text:style-name="P17">eta</text:p>
      <text:p text:style-name="P44">Pronouns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48">Number</text:p>
          </table:table-cell>
          <table:table-cell table:style-name="Table4.A1" office:value-type="string">
            <text:p text:style-name="P48">Person</text:p>
          </table:table-cell>
          <table:table-cell table:style-name="Table4.A1" office:value-type="string">
            <text:p text:style-name="P48">English</text:p>
          </table:table-cell>
          <table:table-cell table:style-name="Table4.A1" office:value-type="string">
            <text:p text:style-name="P51">essEa</text:p>
          </table:table-cell>
        </table:table-row>
        <table:table-row table:style-name="Table4.1">
          <table:table-cell table:style-name="Table4.A2" office:value-type="string">
            <text:p text:style-name="P49">singular</text:p>
          </table:table-cell>
          <table:table-cell table:style-name="Table4.A2" office:value-type="string">
            <text:p text:style-name="P49">1st</text:p>
          </table:table-cell>
          <table:table-cell table:style-name="Table4.A2" office:value-type="string">
            <text:p text:style-name="P49">I</text:p>
          </table:table-cell>
          <table:table-cell table:style-name="Table4.A2" office:value-type="string">
            <text:p text:style-name="P23"/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2nd</text:p>
          </table:table-cell>
          <table:table-cell table:style-name="Table4.A2" office:value-type="string">
            <text:p text:style-name="P49">you</text:p>
          </table:table-cell>
          <table:table-cell table:style-name="Table4.A2" office:value-type="string">
            <text:p text:style-name="P52">a</text:p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3rd</text:p>
          </table:table-cell>
          <table:table-cell table:style-name="Table4.A2" office:value-type="string">
            <text:p text:style-name="P49">this</text:p>
          </table:table-cell>
          <table:table-cell table:style-name="Table4.A2" office:value-type="string">
            <text:p text:style-name="P52">sana</text:p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3rd</text:p>
          </table:table-cell>
          <table:table-cell table:style-name="Table4.A2" office:value-type="string">
            <text:p text:style-name="P49">that</text:p>
          </table:table-cell>
          <table:table-cell table:style-name="Table4.A2" office:value-type="string">
            <text:p text:style-name="P52">sanA</text:p>
          </table:table-cell>
        </table:table-row>
        <table:table-row table:style-name="Table4.1">
          <table:table-cell table:style-name="Table4.A2" office:value-type="string">
            <text:p text:style-name="P49">plural</text:p>
          </table:table-cell>
          <table:table-cell table:style-name="Table4.A2" office:value-type="string">
            <text:p text:style-name="P49">1st</text:p>
          </table:table-cell>
          <table:table-cell table:style-name="Table4.A2" office:value-type="string">
            <text:p text:style-name="P49">we</text:p>
          </table:table-cell>
          <table:table-cell table:style-name="Table4.A2" office:value-type="string">
            <text:p text:style-name="P52">sa</text:p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2nd</text:p>
          </table:table-cell>
          <table:table-cell table:style-name="Table4.A2" office:value-type="string">
            <text:p text:style-name="P49">you all</text:p>
          </table:table-cell>
          <table:table-cell table:style-name="Table4.A2" office:value-type="string">
            <text:p text:style-name="P52">ta</text:p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3rd</text:p>
          </table:table-cell>
          <table:table-cell table:style-name="Table4.A2" office:value-type="string">
            <text:p text:style-name="P49">these</text:p>
          </table:table-cell>
          <table:table-cell table:style-name="Table4.A2" office:value-type="string">
            <text:p text:style-name="P52">sana</text:p>
          </table:table-cell>
        </table:table-row>
        <table:table-row table:style-name="Table4.1"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>3rd</text:p>
          </table:table-cell>
          <table:table-cell table:style-name="Table4.A2" office:value-type="string">
            <text:p text:style-name="P49">thuse</text:p>
          </table:table-cell>
          <table:table-cell table:style-name="Table4.A2" office:value-type="string">
            <text:p text:style-name="P52">sanA</text:p>
          </table:table-cell>
        </table:table-row>
      </table:table>
      <text:p text:style-name="P44">Punctuation</text:p>
      <text:p text:style-name="P9">Period</text:p>
      <text:p text:style-name="P22">.</text:p>
      <text:p text:style-name="P9"/>
      <text:p text:style-name="P9">Comma</text:p>
      <text:p text:style-name="P22">,</text:p>
      <text:p text:style-name="P22"/>
      <text:p text:style-name="P9">Single Quotes</text:p>
      <text:p text:style-name="P22">' '</text:p>
      <text:p text:style-name="P22"/>
      <text:p text:style-name="P9">Double Quotes</text:p>
      <text:p text:style-name="P22">" "</text:p>
      <text:p text:style-name="P22"/>
      <text:p text:style-name="P9">Parentheses</text:p>
      <text:p text:style-name="P22">( )</text:p>
      <text:p text:style-name="P22"/>
      <text:p text:style-name="P9">Square Brackets</text:p>
      <text:p text:style-name="P22">[ ]</text:p>
      <text:p text:style-name="P22"/>
      <text:p text:style-name="P9">Curly Brackets</text:p>
      <text:p text:style-name="P22">{ }</text:p>
      <text:p text:style-name="P22"/>
      <text:p text:style-name="P44">Conjuctions</text:p>
      <text:p text:style-name="P55">And</text:p>
      <text:p text:style-name="P17">+</text:p>
      <text:p text:style-name="P56">Or</text:p>
      <text:p text:style-name="P20">-</text:p>
      <text:p text:style-name="P44">Markers</text:p>
      <text:p text:style-name="P56"><text:span text:style-name="T13">Direct</text:span><text:span text:style-name="T13"> Object</text:span></text:p>
      <text:p text:style-name="P20">li</text:p>
      <text:p text:style-name="P57">Indirect Object</text:p>
      <text:p text:style-name="P20">-</text:p>
      <text:p text:style-name="P55">Possessive</text:p>
      <text:p text:style-name="P21">es</text:p>
      <text:p text:style-name="P44">Verb Tenses</text:p>
      <text:p text:style-name="P10">I owned.</text:p>
      <text:p text:style-name="P22"><text:span text:style-name="T6">abrAs.</text:span> </text:p>
      <text:p text:style-name="P9"/>
      <text:p text:style-name="P9">I own.</text:p>
      <text:p text:style-name="P21">brAs.</text:p>
      <text:p text:style-name="P9"/>
      <text:p text:style-name="P10">I will own.</text:p>
      <text:p text:style-name="P21">brAsa.</text:p>
      <text:p text:style-name="P10"/>
      <text:p text:style-name="P11">I owned the night.</text:p>
      <text:p text:style-name="P22"><text:span text:style-name="T6">abrAs ta tEo.</text:span><text:span text:style-name="T15"> </text:span></text:p>
      <text:p text:style-name="P9"/>
      <text:p text:style-name="P9">I own the night.</text:p>
      <text:p text:style-name="P21">brAs ta tEo.</text:p>
      <text:p text:style-name="P9"/>
      <text:p text:style-name="P6">I will own the night.</text:p>
      <text:p text:style-name="P20">brAsa ta tEo.</text:p>
      <text:p text:style-name="P7"/>
      <text:p text:style-name="P7">I stood with you.</text:p>
      <text:p text:style-name="P20">Agres la E.</text:p>
      <text:p text:style-name="P5"/>
      <text:p text:style-name="P7">I will be standing with them.</text:p>
      <text:p text:style-name="P22"><text:span text:style-name="T13">ahresu nal la</text:span><text:span text:style-name="T4"> sana</text:span><text:span text:style-name="T13">.</text:span></text:p>
      <text:p text:style-name="P5"/>
      <text:p text:style-name="P8">Progressive Action</text:p>
      <text:p text:style-name="P20">nal</text:p>
      <text:p text:style-name="P6"/>
      <text:p text:style-name="P7">You are owning the night.</text:p>
      <text:p text:style-name="P12"><text:span text:style-name="T18">E brAs nal ta tEo.</text:span><text:span text:style-name="T12"><text:line-break/></text:span></text:p>
      <text:p text:style-name="P7">Completed Action</text:p>
      <text:p text:style-name="P20">dan</text:p>
      <text:p text:style-name="P5"/>
      <text:p text:style-name="P7">You had owned the night.</text:p>
      <text:p text:style-name="P20">E den abrAs ta tEo.</text:p>
      <text:p text:style-name="P5"/>
      <text:p text:style-name="P5">You have owned the night.</text:p>
      <text:p text:style-name="P20">E den brAs ta tEo.</text:p>
      <text:p text:style-name="P6"/>
      <text:p text:style-name="P5">You will have owned the nights.</text:p>
      <text:p text:style-name="P20">E den brAsa eta tEo.</text:p>
      <text:p text:style-name="P7"/>
      <text:p text:style-name="P7">You had been owning the night.</text:p>
      <text:p text:style-name="P20">E den nel abrAs ta tEo.</text:p>
      <text:p text:style-name="P5"/>
      <text:p text:style-name="P5">You have been owning the night.</text:p>
      <text:p text:style-name="P20">E den nel brAs te tEu.</text:p>
      <text:p text:style-name="P5"/>
      <text:p text:style-name="P5">You will be owning the night.</text:p>
      <text:p text:style-name="P21">E den nel brAs te tEu.</text:p>
      <text:p text:style-name="P9"/>
      <text:p text:style-name="P11">Will you have owned the night?</text:p>
      <text:p text:style-name="P21">E deb nel brAsa ta tEu.</text:p>
      <text:p text:style-name="P44">Mathematics</text:p>
      <text:p text:style-name="P1"/>
      <table:table table:name="Table5" table:style-name="Table5">
        <table:table-column table:style-name="Table5.A" table:number-columns-repeated="10"/>
        <table:table-column table:style-name="Table5.K" table:number-columns-repeated="2"/>
        <table:table-row table:style-name="Table5.1">
          <table:table-cell table:style-name="Table5.A1" office:value-type="string">
            <text:p text:style-name="P50">0</text:p>
          </table:table-cell>
          <table:table-cell table:style-name="Table5.A1" office:value-type="string">
            <text:p text:style-name="P50">1</text:p>
          </table:table-cell>
          <table:table-cell table:style-name="Table5.A1" office:value-type="string">
            <text:p text:style-name="P50">2</text:p>
          </table:table-cell>
          <table:table-cell table:style-name="Table5.A1" office:value-type="string">
            <text:p text:style-name="P50">3</text:p>
          </table:table-cell>
          <table:table-cell table:style-name="Table5.A1" office:value-type="string">
            <text:p text:style-name="P50">4</text:p>
          </table:table-cell>
          <table:table-cell table:style-name="Table5.F1" office:value-type="float" office:value="5">
            <text:p text:style-name="P50">5</text:p>
          </table:table-cell>
          <table:table-cell table:style-name="Table5.F1" office:value-type="float" office:value="6">
            <text:p text:style-name="P50">6</text:p>
          </table:table-cell>
          <table:table-cell table:style-name="Table5.F1" office:value-type="float" office:value="7">
            <text:p text:style-name="P50">7</text:p>
          </table:table-cell>
          <table:table-cell table:style-name="Table5.F1" office:value-type="float" office:value="8">
            <text:p text:style-name="P50">8</text:p>
          </table:table-cell>
          <table:table-cell table:style-name="Table5.F1" office:value-type="float" office:value="9">
            <text:p text:style-name="P50">9</text:p>
          </table:table-cell>
          <table:table-cell table:style-name="Table5.F1" office:value-type="float" office:value="10">
            <text:p text:style-name="P50">10</text:p>
          </table:table-cell>
          <table:table-cell table:style-name="Table5.F1" office:value-type="float" office:value="11">
            <text:p text:style-name="P50">11</text:p>
          </table:table-cell>
        </table:table-row>
        <table:table-row table:style-name="Table5.1">
          <table:table-cell table:style-name="Table5.A2" office:value-type="float" office:value="0">
            <text:p text:style-name="P53">0</text:p>
          </table:table-cell>
          <table:table-cell table:style-name="Table5.A2" office:value-type="float" office:value="1">
            <text:p text:style-name="P53">1</text:p>
          </table:table-cell>
          <table:table-cell table:style-name="Table5.A2" office:value-type="float" office:value="2">
            <text:p text:style-name="P53">2</text:p>
          </table:table-cell>
          <table:table-cell table:style-name="Table5.A2" office:value-type="float" office:value="3">
            <text:p text:style-name="P53">3</text:p>
          </table:table-cell>
          <table:table-cell table:style-name="Table5.A2" office:value-type="float" office:value="4">
            <text:p text:style-name="P53">4</text:p>
          </table:table-cell>
          <table:table-cell table:style-name="Table5.A2" office:value-type="float" office:value="5">
            <text:p text:style-name="P53">5</text:p>
          </table:table-cell>
          <table:table-cell table:style-name="Table5.A2" office:value-type="float" office:value="6">
            <text:p text:style-name="P53">6</text:p>
          </table:table-cell>
          <table:table-cell table:style-name="Table5.A2" office:value-type="float" office:value="7">
            <text:p text:style-name="P53">7</text:p>
          </table:table-cell>
          <table:table-cell table:style-name="Table5.A2" office:value-type="float" office:value="8">
            <text:p text:style-name="P53">8</text:p>
          </table:table-cell>
          <table:table-cell table:style-name="Table5.A2" office:value-type="float" office:value="9">
            <text:p text:style-name="P53">9</text:p>
          </table:table-cell>
          <table:table-cell table:style-name="Table5.K2" office:value-type="string">
            <text:p text:style-name="P53">º</text:p>
          </table:table-cell>
          <table:table-cell table:style-name="Table5.K2" office:value-type="string">
            <text:p text:style-name="P53">¡</text:p>
          </table:table-cell>
        </table:table-row>
      </table:table>
      <text:p text:style-name="P2"/>
      <text:p text:style-name="P19">1+1=2</text:p>
      <text:p text:style-name="P19"/>
      <text:p text:style-name="P19">2-1=1</text:p>
      <text:p text:style-name="P19"/>
      <text:p text:style-name="P19">4*4=14</text:p>
      <text:p text:style-name="P19"/>
      <text:p text:style-name="P19">1(10'¡+0'1)=11'0</text:p>
      <text:p text:style-name="P19"/>
      <text:p text:style-name="P19"><text:s/>10'¡0</text:p>
      <text:p text:style-name="P19">+ 5'12</text:p>
      <text:p text:style-name="P19">______</text:p>
      <text:p text:style-name="P19"><text:s/>16'02</text:p>
      <text:p text:style-name="P45">Calendar</text:p>
      <text:p text:style-name="P4">There is a 13 <text:s/>month <text:span text:style-name="T17">&lt;11&gt;</text:span>, 28 <text:s/>day <text:span text:style-name="T17">&lt;</text:span><text:span text:style-name="T19">24&gt;</text:span> calendar with a single day month as New Year's.</text:p>
      <text:p text:style-name="P4"/>
      <text:p text:style-name="P4"><text:span text:style-name="T16">Month 00 </text:span><text:span text:style-name="T17">&lt;00&gt;</text:span><text:span text:style-name="T16"> has two days every four years, except every century year unless it is divisible by 400.</text:span></text:p>
      <text:p text:style-name="P4"/>
      <text:p text:style-name="P4">Christmas Day</text:p>
      <text:p text:style-name="P24">07'<text:span text:style-name="T2">17</text:span></text:p>
      <text:p text:style-name="P54">Month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>mun</text:p>
          </table:table-cell>
          <table:table-cell table:style-name="Table1.A1" office:value-type="string">
            <text:p text:style-name="P14">Month </text:p>
          </table:table-cell>
          <table:table-cell table:style-name="Table1.C1" office:value-type="string">
            <text:p text:style-name="P14">Gregorian</text:p>
          </table:table-cell>
        </table:table-row>
        <table:table-row>
          <table:table-cell table:style-name="Table1.A2" office:value-type="float" office:value="0">
            <text:p text:style-name="P26">00</text:p>
          </table:table-cell>
          <table:table-cell table:style-name="Table1.A2" office:value-type="float" office:value="0">
            <text:p text:style-name="P15">00</text:p>
          </table:table-cell>
          <table:table-cell table:style-name="Table1.C2" office:value-type="float" office:value="45464">
            <text:p text:style-name="P15">06/21</text:p>
          </table:table-cell>
        </table:table-row>
        <table:table-row>
          <table:table-cell table:style-name="Table1.A2" office:value-type="float" office:value="1">
            <text:p text:style-name="P26">01</text:p>
          </table:table-cell>
          <table:table-cell table:style-name="Table1.A2" office:value-type="float" office:value="1">
            <text:p text:style-name="P15">01</text:p>
          </table:table-cell>
          <table:table-cell table:style-name="Table1.C2" office:value-type="float" office:value="45465">
            <text:p text:style-name="P15">06/22</text:p>
          </table:table-cell>
        </table:table-row>
        <table:table-row>
          <table:table-cell table:style-name="Table1.A2" office:value-type="float" office:value="2">
            <text:p text:style-name="P26">02</text:p>
          </table:table-cell>
          <table:table-cell table:style-name="Table1.A2" office:value-type="float" office:value="2">
            <text:p text:style-name="P15">02</text:p>
          </table:table-cell>
          <table:table-cell table:style-name="Table1.C2" office:value-type="float" office:value="45493">
            <text:p text:style-name="P15">07/20</text:p>
          </table:table-cell>
        </table:table-row>
        <table:table-row>
          <table:table-cell table:style-name="Table1.A2" office:value-type="float" office:value="3">
            <text:p text:style-name="P26">03</text:p>
          </table:table-cell>
          <table:table-cell table:style-name="Table1.A2" office:value-type="float" office:value="3">
            <text:p text:style-name="P15">03</text:p>
          </table:table-cell>
          <table:table-cell table:style-name="Table1.C2" office:value-type="float" office:value="45521">
            <text:p text:style-name="P15">08/17</text:p>
          </table:table-cell>
        </table:table-row>
        <table:table-row>
          <table:table-cell table:style-name="Table1.A2" office:value-type="float" office:value="4">
            <text:p text:style-name="P26">04</text:p>
          </table:table-cell>
          <table:table-cell table:style-name="Table1.A2" office:value-type="float" office:value="4">
            <text:p text:style-name="P15">04</text:p>
          </table:table-cell>
          <table:table-cell table:style-name="Table1.C2" office:value-type="float" office:value="45549">
            <text:p text:style-name="P15">09/14</text:p>
          </table:table-cell>
        </table:table-row>
        <table:table-row>
          <table:table-cell table:style-name="Table1.A2" office:value-type="float" office:value="5">
            <text:p text:style-name="P26">05</text:p>
          </table:table-cell>
          <table:table-cell table:style-name="Table1.A2" office:value-type="float" office:value="5">
            <text:p text:style-name="P15">05</text:p>
          </table:table-cell>
          <table:table-cell table:style-name="Table1.C2" office:value-type="float" office:value="45577">
            <text:p text:style-name="P15">10/12</text:p>
          </table:table-cell>
        </table:table-row>
        <table:table-row>
          <table:table-cell table:style-name="Table1.A2" office:value-type="float" office:value="6">
            <text:p text:style-name="P26">06</text:p>
          </table:table-cell>
          <table:table-cell table:style-name="Table1.A2" office:value-type="float" office:value="6">
            <text:p text:style-name="P15">06</text:p>
          </table:table-cell>
          <table:table-cell table:style-name="Table1.C2" office:value-type="float" office:value="45605">
            <text:p text:style-name="P15">11/09</text:p>
          </table:table-cell>
        </table:table-row>
        <table:table-row>
          <table:table-cell table:style-name="Table1.A2" office:value-type="float" office:value="7">
            <text:p text:style-name="P26">07</text:p>
          </table:table-cell>
          <table:table-cell table:style-name="Table1.A2" office:value-type="float" office:value="7">
            <text:p text:style-name="P15">07</text:p>
          </table:table-cell>
          <table:table-cell table:style-name="Table1.C2" office:value-type="float" office:value="45633">
            <text:p text:style-name="P15">12/07</text:p>
          </table:table-cell>
        </table:table-row>
        <table:table-row>
          <table:table-cell table:style-name="Table1.A2" office:value-type="float" office:value="8">
            <text:p text:style-name="P26">08</text:p>
          </table:table-cell>
          <table:table-cell table:style-name="Table1.A2" office:value-type="float" office:value="8">
            <text:p text:style-name="P15">08</text:p>
          </table:table-cell>
          <table:table-cell table:style-name="Table1.C2" office:value-type="float" office:value="45295">
            <text:p text:style-name="P15">01/04</text:p>
          </table:table-cell>
        </table:table-row>
        <table:table-row>
          <table:table-cell table:style-name="Table1.A2" office:value-type="float" office:value="9">
            <text:p text:style-name="P26">09</text:p>
          </table:table-cell>
          <table:table-cell table:style-name="Table1.A2" office:value-type="float" office:value="9">
            <text:p text:style-name="P15">09</text:p>
          </table:table-cell>
          <table:table-cell table:style-name="Table1.C2" office:value-type="float" office:value="45323">
            <text:p text:style-name="P15">02/01</text:p>
          </table:table-cell>
        </table:table-row>
        <table:table-row>
          <table:table-cell table:style-name="Table1.A2" office:value-type="float" office:value="0">
            <text:p text:style-name="P26">0º</text:p>
          </table:table-cell>
          <table:table-cell table:style-name="Table1.A2" office:value-type="float" office:value="10">
            <text:p text:style-name="P15">10</text:p>
          </table:table-cell>
          <table:table-cell table:style-name="Table1.C2" office:value-type="float" office:value="45352">
            <text:p text:style-name="P15">03/01</text:p>
          </table:table-cell>
        </table:table-row>
        <table:table-row>
          <table:table-cell table:style-name="Table1.A2" office:value-type="float" office:value="0">
            <text:p text:style-name="P26">0¡</text:p>
          </table:table-cell>
          <table:table-cell table:style-name="Table1.A2" office:value-type="float" office:value="11">
            <text:p text:style-name="P15">11</text:p>
          </table:table-cell>
          <table:table-cell table:style-name="Table1.C2" office:value-type="float" office:value="45380">
            <text:p text:style-name="P15">03/29</text:p>
          </table:table-cell>
        </table:table-row>
        <table:table-row>
          <table:table-cell table:style-name="Table1.A2" office:value-type="float" office:value="10">
            <text:p text:style-name="P26">10</text:p>
          </table:table-cell>
          <table:table-cell table:style-name="Table1.A2" office:value-type="float" office:value="12">
            <text:p text:style-name="P15">12</text:p>
          </table:table-cell>
          <table:table-cell table:style-name="Table1.C2" office:value-type="float" office:value="45408">
            <text:p text:style-name="P15">04/26</text:p>
          </table:table-cell>
        </table:table-row>
        <table:table-row>
          <table:table-cell table:style-name="Table1.A2" office:value-type="float" office:value="11">
            <text:p text:style-name="P26">11</text:p>
          </table:table-cell>
          <table:table-cell table:style-name="Table1.A2" office:value-type="float" office:value="13">
            <text:p text:style-name="P15">13</text:p>
          </table:table-cell>
          <table:table-cell table:style-name="Table1.C2" office:value-type="float" office:value="45436">
            <text:p text:style-name="P15">05/24</text:p>
          </table:table-cell>
        </table:table-row>
      </table:table>
      <text:p text:style-name="P2"/>
      <text:p text:style-name="P54">Days</text:p>
      <table:table table:name="Table2" table:style-name="Table2">
        <table:table-column table:style-name="Table2.A"/>
        <table:table-column table:style-name="Table2.B"/>
        <table:table-column table:style-name="Table2.A" table:number-columns-repeated="3"/>
        <table:table-column table:style-name="Table2.F"/>
        <table:table-column table:style-name="Table2.A"/>
        <table:table-row>
          <table:table-cell table:style-name="Table2.A1" office:value-type="string">
            <text:p text:style-name="P14">SUN</text:p>
          </table:table-cell>
          <table:table-cell table:style-name="Table2.A1" office:value-type="string">
            <text:p text:style-name="P14">MON</text:p>
          </table:table-cell>
          <table:table-cell table:style-name="Table2.A1" office:value-type="string">
            <text:p text:style-name="P14">TUE</text:p>
          </table:table-cell>
          <table:table-cell table:style-name="Table2.A1" office:value-type="string">
            <text:p text:style-name="P14">WED</text:p>
          </table:table-cell>
          <table:table-cell table:style-name="Table2.A1" office:value-type="string">
            <text:p text:style-name="P14">THU</text:p>
          </table:table-cell>
          <table:table-cell table:style-name="Table2.A1" office:value-type="string">
            <text:p text:style-name="P14">FRI</text:p>
          </table:table-cell>
          <table:table-cell table:style-name="Table2.G1" office:value-type="string">
            <text:p text:style-name="P14">SAT</text:p>
          </table:table-cell>
        </table:table-row>
        <table:table-row>
          <table:table-cell table:style-name="Table2.A2" office:value-type="float" office:value="0">
            <text:p text:style-name="P59">01</text:p>
          </table:table-cell>
          <table:table-cell table:style-name="Table2.A2" office:value-type="float" office:value="0">
            <text:p text:style-name="P59">02</text:p>
          </table:table-cell>
          <table:table-cell table:style-name="Table2.A2" office:value-type="float" office:value="45464">
            <text:p text:style-name="P59">03</text:p>
          </table:table-cell>
          <table:table-cell table:style-name="Table2.A2" office:value-type="float" office:value="0">
            <text:p text:style-name="P59">04</text:p>
          </table:table-cell>
          <table:table-cell table:style-name="Table2.A2" office:value-type="float" office:value="0">
            <text:p text:style-name="P59">05</text:p>
          </table:table-cell>
          <table:table-cell table:style-name="Table2.A2" office:value-type="float" office:value="0">
            <text:p text:style-name="P59">06</text:p>
          </table:table-cell>
          <table:table-cell table:style-name="Table2.G2" office:value-type="float" office:value="0">
            <text:p text:style-name="P59">07</text:p>
          </table:table-cell>
        </table:table-row>
        <table:table-row>
          <table:table-cell table:style-name="Table2.A2" office:value-type="float" office:value="0">
            <text:p text:style-name="P58">01</text:p>
          </table:table-cell>
          <table:table-cell table:style-name="Table2.A2" office:value-type="float" office:value="0">
            <text:p text:style-name="P58">02</text:p>
          </table:table-cell>
          <table:table-cell table:style-name="Table2.A2" office:value-type="float" office:value="0">
            <text:p text:style-name="P58">03</text:p>
          </table:table-cell>
          <table:table-cell table:style-name="Table2.A2" office:value-type="float" office:value="0">
            <text:p text:style-name="P58">04</text:p>
          </table:table-cell>
          <table:table-cell table:style-name="Table2.A2" office:value-type="float" office:value="0">
            <text:p text:style-name="P58">05</text:p>
          </table:table-cell>
          <table:table-cell table:style-name="Table2.A2" office:value-type="float" office:value="0">
            <text:p text:style-name="P58">06</text:p>
          </table:table-cell>
          <table:table-cell table:style-name="Table2.G2" office:value-type="float" office:value="0">
            <text:p text:style-name="P58">07</text:p>
          </table:table-cell>
        </table:table-row>
        <table:table-row>
          <table:table-cell table:style-name="Table2.A2" office:value-type="float" office:value="1">
            <text:p text:style-name="P59">08</text:p>
          </table:table-cell>
          <table:table-cell table:style-name="Table2.A2" office:value-type="float" office:value="1">
            <text:p text:style-name="P59">09</text:p>
          </table:table-cell>
          <table:table-cell table:style-name="Table2.A2" office:value-type="float" office:value="45465">
            <text:p text:style-name="P59">0)</text:p>
          </table:table-cell>
          <table:table-cell table:style-name="Table2.A2" office:value-type="float" office:value="0">
            <text:p text:style-name="P59">0!</text:p>
          </table:table-cell>
          <table:table-cell table:style-name="Table2.A2" office:value-type="float" office:value="0">
            <text:p text:style-name="P59">10</text:p>
          </table:table-cell>
          <table:table-cell table:style-name="Table2.A2" office:value-type="float" office:value="0">
            <text:p text:style-name="P59">11</text:p>
          </table:table-cell>
          <table:table-cell table:style-name="Table2.G2" office:value-type="float" office:value="0">
            <text:p text:style-name="P59">12</text:p>
          </table:table-cell>
        </table:table-row>
        <table:table-row>
          <table:table-cell table:style-name="Table2.A2" office:value-type="float" office:value="0">
            <text:p text:style-name="P58">08</text:p>
          </table:table-cell>
          <table:table-cell table:style-name="Table2.A2" office:value-type="float" office:value="0">
            <text:p text:style-name="P58">09</text:p>
          </table:table-cell>
          <table:table-cell table:style-name="Table2.A2" office:value-type="float" office:value="0">
            <text:p text:style-name="P58">10</text:p>
          </table:table-cell>
          <table:table-cell table:style-name="Table2.A2" office:value-type="float" office:value="0">
            <text:p text:style-name="P58">11</text:p>
          </table:table-cell>
          <table:table-cell table:style-name="Table2.A2" office:value-type="float" office:value="0">
            <text:p text:style-name="P58">12</text:p>
          </table:table-cell>
          <table:table-cell table:style-name="Table2.A2" office:value-type="float" office:value="0">
            <text:p text:style-name="P58">13</text:p>
          </table:table-cell>
          <table:table-cell table:style-name="Table2.G2" office:value-type="float" office:value="0">
            <text:p text:style-name="P58">14</text:p>
          </table:table-cell>
        </table:table-row>
        <table:table-row>
          <table:table-cell table:style-name="Table2.A2" office:value-type="float" office:value="2">
            <text:p text:style-name="P59">13</text:p>
          </table:table-cell>
          <table:table-cell table:style-name="Table2.A2" office:value-type="float" office:value="2">
            <text:p text:style-name="P59">14</text:p>
          </table:table-cell>
          <table:table-cell table:style-name="Table2.A2" office:value-type="float" office:value="45493">
            <text:p text:style-name="P59">15</text:p>
          </table:table-cell>
          <table:table-cell table:style-name="Table2.A2" office:value-type="float" office:value="0">
            <text:p text:style-name="P59">16</text:p>
          </table:table-cell>
          <table:table-cell table:style-name="Table2.A2" office:value-type="float" office:value="0">
            <text:p text:style-name="P59">17</text:p>
          </table:table-cell>
          <table:table-cell table:style-name="Table2.A2" office:value-type="float" office:value="0">
            <text:p text:style-name="P59">18</text:p>
          </table:table-cell>
          <table:table-cell table:style-name="Table2.G2" office:value-type="float" office:value="0">
            <text:p text:style-name="P59">19</text:p>
          </table:table-cell>
        </table:table-row>
        <table:table-row>
          <table:table-cell table:style-name="Table2.A2" office:value-type="float" office:value="0">
            <text:p text:style-name="P58">15</text:p>
          </table:table-cell>
          <table:table-cell table:style-name="Table2.A2" office:value-type="float" office:value="0">
            <text:p text:style-name="P58">16</text:p>
          </table:table-cell>
          <table:table-cell table:style-name="Table2.A2" office:value-type="float" office:value="0">
            <text:p text:style-name="P58">17</text:p>
          </table:table-cell>
          <table:table-cell table:style-name="Table2.A2" office:value-type="float" office:value="0">
            <text:p text:style-name="P58">18</text:p>
          </table:table-cell>
          <table:table-cell table:style-name="Table2.A2" office:value-type="float" office:value="0">
            <text:p text:style-name="P58">19</text:p>
          </table:table-cell>
          <table:table-cell table:style-name="Table2.A2" office:value-type="float" office:value="0">
            <text:p text:style-name="P58">20</text:p>
          </table:table-cell>
          <table:table-cell table:style-name="Table2.G2" office:value-type="float" office:value="0">
            <text:p text:style-name="P58">21</text:p>
          </table:table-cell>
        </table:table-row>
        <table:table-row>
          <table:table-cell table:style-name="Table2.A2" office:value-type="float" office:value="3">
            <text:p text:style-name="P59">1)</text:p>
          </table:table-cell>
          <table:table-cell table:style-name="Table2.A2" office:value-type="float" office:value="3">
            <text:p text:style-name="P59">1!</text:p>
          </table:table-cell>
          <table:table-cell table:style-name="Table2.A2" office:value-type="float" office:value="45521">
            <text:p text:style-name="P59">20</text:p>
          </table:table-cell>
          <table:table-cell table:style-name="Table2.A2" office:value-type="float" office:value="0">
            <text:p text:style-name="P59">21</text:p>
          </table:table-cell>
          <table:table-cell table:style-name="Table2.A2" office:value-type="float" office:value="0">
            <text:p text:style-name="P59">22</text:p>
          </table:table-cell>
          <table:table-cell table:style-name="Table2.A2" office:value-type="float" office:value="0">
            <text:p text:style-name="P59">23</text:p>
          </table:table-cell>
          <table:table-cell table:style-name="Table2.G2" office:value-type="float" office:value="0">
            <text:p text:style-name="P59">24</text:p>
          </table:table-cell>
        </table:table-row>
        <table:table-row>
          <table:table-cell table:style-name="Table2.A2" office:value-type="float" office:value="0">
            <text:p text:style-name="P58">22</text:p>
          </table:table-cell>
          <table:table-cell table:style-name="Table2.A2" office:value-type="float" office:value="0">
            <text:p text:style-name="P58">23</text:p>
          </table:table-cell>
          <table:table-cell table:style-name="Table2.A2" office:value-type="float" office:value="0">
            <text:p text:style-name="P58">24</text:p>
          </table:table-cell>
          <table:table-cell table:style-name="Table2.A2" office:value-type="float" office:value="0">
            <text:p text:style-name="P58">25</text:p>
          </table:table-cell>
          <table:table-cell table:style-name="Table2.A2" office:value-type="float" office:value="0">
            <text:p text:style-name="P58">26</text:p>
          </table:table-cell>
          <table:table-cell table:style-name="Table2.A2" office:value-type="float" office:value="0">
            <text:p text:style-name="P58">27</text:p>
          </table:table-cell>
          <table:table-cell table:style-name="Table2.G2" office:value-type="float" office:value="0">
            <text:p text:style-name="P58">28</text:p>
          </table:table-cell>
        </table:table-row>
      </table:table>
      <text:p text:style-name="P44">Examples</text:p>
      <text:p text:style-name="P9">Deroetixoxa</text:p>
      <text:p text:style-name="P22">derOetiksaksa</text:p>
      <text:p text:style-name="P9"/>
      <text:p text:style-name="P31">Aono and Ecssiah</text:p>
      <text:p text:style-name="P33">AOna an ekssEa</text:p>
      <text:p text:style-name="P36"/>
      <text:p text:style-name="P36">Good and Evil</text:p>
      <text:p text:style-name="P33">AOn an gw</text:p>
      <text:p text:style-name="P36"/>
      <text:p text:style-name="P34">Beginning and Ending</text:p>
      <text:p text:style-name="P41">ak an ka</text:p>
      <text:p text:style-name="P34"/>
      <text:p text:style-name="P37"><text:span text:style-name="T10">Female</text:span> and <text:span text:style-name="T10">Male</text:span></text:p>
      <text:p text:style-name="P35">nEas an sen</text:p>
      <text:p text:style-name="P32"><text:soft-page-break/></text:p>
      <text:p text:style-name="P37">Spirit and Soul</text:p>
      <text:p text:style-name="P42">san an Aden</text:p>
      <text:p text:style-name="P36"/>
      <text:p text:style-name="P37">We own the night.</text:p>
      <text:p text:style-name="P41">sa brAs ta tEo.</text:p>
      <text:p text:style-name="P38"/>
      <text:p text:style-name="P38">We own nights.</text:p>
      <text:p text:style-name="P42"><text:span text:style-name="T12">s</text:span><text:span text:style-name="T7">a</text:span><text:span text:style-name="T12"> brAs </text:span><text:span text:style-name="T3">eta </text:span><text:span text:style-name="T12">tEo.</text:span></text:p>
      <text:p text:style-name="P38"/>
      <text:p text:style-name="P38">Nights, we own.</text:p>
      <text:p text:style-name="P42"><text:span text:style-name="T12">li ete tEo s</text:span><text:span text:style-name="T7">a</text:span><text:span text:style-name="T12"> brAs.</text:span></text:p>
      <text:p text:style-name="P38"/>
      <text:p text:style-name="P38">They wrote the documents.</text:p>
      <text:p text:style-name="P42"><text:span text:style-name="T12">s</text:span><text:span text:style-name="T7">a</text:span><text:span text:style-name="T12">na Okr</text:span><text:span text:style-name="T7">a</text:span><text:span text:style-name="T12">s era pasen.</text:span></text:p>
      <text:p text:style-name="P38"/>
      <text:p text:style-name="P37">I will write the document.</text:p>
      <text:p text:style-name="P41">krasO te pasen.</text:p>
      <text:p text:style-name="P37"/>
      <text:p text:style-name="P37">Literal: Their document has zero principles.</text:p>
      <text:p text:style-name="P37">Natural: Their document has no principles.</text:p>
      <text:p text:style-name="P42"><text:span text:style-name="T14">es s</text:span><text:span text:style-name="T9">a</text:span><text:span text:style-name="T14">na pasen avam lak a.</text:span></text:p>
      <text:p text:style-name="P40"/>
      <text:p text:style-name="P37">Our document has good principles.</text:p>
      <text:p text:style-name="P42"><text:span text:style-name="T14">es sa</text:span><text:span text:style-name="T8"> </text:span><text:span text:style-name="T14">pasen avam AOn lak a.</text:span></text:p>
      <text:p text:style-name="P39"/>
      <text:p text:style-name="P39">Are you writing a document?</text:p>
      <text:p text:style-name="P42"><text:span text:style-name="T20">a nel kr</text:span><text:span text:style-name="T11">a</text:span><text:span text:style-name="T20">s pasen.</text:span></text:p>
      <text:p text:style-name="P39"/>
      <text:p text:style-name="P39">Yes, I am writing a document.</text:p>
      <text:p text:style-name="P42"><text:span text:style-name="T20">Za, nel kr</text:span><text:span text:style-name="T11">a</text:span><text:span text:style-name="T20">s pasen.</text:span></text:p>
      <text:p text:style-name="P39"/>
      <text:p text:style-name="P39">He has good intentions!</text:p>
      <text:p text:style-name="P42"><text:span text:style-name="T20">sana avam </text:span><text:span text:style-name="T11">eta w</text:span><text:span text:style-name="T20">tOs AOn.</text:span></text:p>
      <text:p text:style-name="P39"/>
      <text:p text:style-name="P39">Are thuse people evil?!</text:p>
      <text:p text:style-name="P42"><text:span text:style-name="T20">s</text:span><text:span text:style-name="T11">a</text:span><text:span text:style-name="T20">nA sE ga</text:span><text:span text:style-name="T11">w.</text:span></text:p>
      <text:p text:style-name="P39"/>
      <text:p text:style-name="P39">No, these people are good!</text:p>
      <text:p text:style-name="P42"><text:span text:style-name="T20">na, s</text:span><text:span text:style-name="T11">a</text:span><text:span text:style-name="T20">nA sE AOn.</text:span></text:p>
      <text:p text:style-name="P39"/>
      <text:p text:style-name="P39">I will stress the principles!</text:p>
      <text:p text:style-name="P43">zanO eta lak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PT Mono" svg:font-family="'PT Mono'" style:font-pitch="variable"/>
    <style:font-face style:name="essEa" svg:font-family="essEa" style:font-pitch="variable"/>
    <style:font-face style:name="essiah" svg:font-family="essiah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1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5-01-31T14:02:22</dc:date>
    <meta:editing-duration>P9DT10M32S</meta:editing-duration>
    <meta:editing-cycles>1854</meta:editing-cycles>
    <meta:generator>OpenOffice/4.1.15$Unix OpenOffice.org_project/4115m2$Build-9813</meta:generator>
    <dc:creator>Michael Chapman</dc:creator>
    <meta:document-statistic meta:table-count="4" meta:image-count="0" meta:object-count="0" meta:page-count="2" meta:paragraph-count="311" meta:word-count="690" meta:character-count="2991"/>
  </office:meta>
</office:document-meta>
</file>